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70.05pt"/>
    </style:style>
    <style:style style:name="co5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0pt" style:font-size-asian="20pt" style:font-size-complex="2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8" table:number-rows-spanned="4">
            <text:p>Prashant Gaurav</text:p>
          </table:table-cell>
          <table:covered-table-cell table:number-columns-repeated="7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 table:number-rows-repeated="2">
          <table:table-cell table:style-name="ce1" table:number-columns-repeated="11"/>
        </table:table-row>
        <table:table-row table:style-name="ro1">
          <table:table-cell table:number-columns-repeated="8"/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S.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ask-1</text:p>
          </table:table-cell>
          <table:table-cell table:style-name="ce3" office:value-type="string" calcext:value-type="string">
            <text:p>Task-2</text:p>
          </table:table-cell>
          <table:table-cell table:style-name="ce3" office:value-type="string" calcext:value-type="string">
            <text:p>Task-3</text:p>
          </table:table-cell>
          <table:table-cell table:style-name="ce3" office:value-type="string" calcext:value-type="string">
            <text:p>Task-4</text:p>
          </table:table-cell>
          <table:table-cell table:style-name="ce3" office:value-type="string" calcext:value-type="string">
            <text:p>Task-5</text:p>
          </table:table-cell>
          <table:table-cell table:style-name="ce3" office:value-type="string" calcext:value-type="string">
            <text:p>Remarks</text:p>
          </table:table-cell>
          <table:table-cell table:style-name="ce1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<text:span text:style-name="T1">th</text:span> Falgun 2074</text:p>
          </table:table-cell>
          <table:table-cell office:value-type="string" calcext:value-type="string">
            <text:p>JDBC</text:p>
          </table:table-cell>
          <table:table-cell table:number-columns-repeated="5"/>
          <table:table-cell table:style-name="ce1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<text:span text:style-name="T1">th</text:span> Falgun 2074</text:p>
          </table:table-cell>
          <table:table-cell office:value-type="string" calcext:value-type="string">
            <text:p>JavaScript Completed From Code Academy</text:p>
          </table:table-cell>
          <table:table-cell office:value-type="string" calcext:value-type="string">
            <text:p>watched tutorials for DOM</text:p>
          </table:table-cell>
          <table:table-cell table:number-columns-repeated="3"/>
          <table:table-cell office:value-type="string" calcext:value-type="string">
            <text:p><text:a xlink:href="https://www.youtube.com/watch?v=0ik6X4DJKCc" xlink:type="simple">https://www.youtube.com/watch?v=0ik6X4DJKCc</text:a>   For Effective understanding  folllow this..</text:p>
          </table:table-cell>
          <table:table-cell table:style-name="ce1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2<text:span text:style-name="T1">nd</text:span> Falgun 2074</text:p>
          </table:table-cell>
          <table:table-cell office:value-type="string" calcext:value-type="string">
            <text:p>Practiced some examples on DOM Java Script</text:p>
          </table:table-cell>
          <table:table-cell table:number-columns-repeated="5"/>
          <table:table-cell table:style-name="ce1"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4<text:span text:style-name="T1">th</text:span> Falgun 2074</text:p>
          </table:table-cell>
          <table:table-cell office:value-type="string" calcext:value-type="string">
            <text:p>Introductory Tutorials of AngularJS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5<text:span text:style-name="T1">th</text:span> Falgun 2074</text:p>
          </table:table-cell>
          <table:table-cell office:value-type="string" calcext:value-type="string">
            <text:p>completed 25<text:span text:style-name="T1">th</text:span> tutorial video of AngularJS</text:p>
          </table:table-cell>
          <table:table-cell office:value-type="string" calcext:value-type="string">
            <text:p>Completed JavaScript from Sololern</text:p>
          </table:table-cell>
          <table:table-cell table:number-columns-repeated="7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7:32:54.515445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09.786753289</meta:creation-date>
    <dc:date>2018-03-09T17:34:27.590983673</dc:date>
    <meta:editing-duration>PT16M11S</meta:editing-duration>
    <meta:editing-cycles>9</meta:editing-cycles>
    <meta:generator>LibreOffice/5.1.6.2$Linux_X86_64 LibreOffice_project/10m0$Build-2</meta:generator>
    <meta:document-statistic meta:table-count="1" meta:cell-count="27" meta:object-count="0"/>
  </office:meta>
</office:document-meta>
</file>